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BL Hebrew1" svg:font-family="'SBL Hebrew'"/>
    <style:font-face style:name="Times New Roman1" svg:font-family="'Times New Roman'" style:font-family-generic="roman"/>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SBL Greek" svg:font-family="'SBL Greek'" style:font-adornments="Regular" style:font-pitch="variable"/>
    <style:font-face style:name="SBL Hebrew2" svg:font-family="'SBL Hebrew'" style:font-pitch="variable"/>
    <style:font-face style:name="SBL Hebrew" svg:font-family="'SBL Hebrew'" style:font-adornments="Regular"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1.639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margin-top="0cm" fo:margin-bottom="0cm" loext:contextual-spacing="false" fo:line-height="0.508cm" fo:text-align="start" style:justify-single-word="false" fo:text-indent="0cm" style:auto-text-indent="false" style:shadow="none">
        <style:tab-stops/>
      </style:paragraph-properties>
      <style:text-properties fo:font-variant="normal" fo:text-transform="none"/>
    </style:style>
    <style:style style:name="P5" style:family="paragraph" style:parent-style-name="Body">
      <style:paragraph-properties fo:margin-left="0cm" fo:margin-right="0cm" fo:margin-top="2.54cm" fo:margin-bottom="0.508cm" loext:contextual-spacing="false" fo:line-height="0.508cm" fo:text-align="center" style:justify-single-word="false" fo:text-indent="0cm" style:auto-text-indent="false" fo:break-before="page">
        <style:tab-stops/>
      </style:paragraph-properties>
      <style:text-properties fo:text-transform="uppercase"/>
    </style:style>
    <style:style style:name="P6" style:family="paragraph" style:parent-style-name="Body">
      <style:paragraph-properties fo:margin-left="0cm" fo:margin-right="0cm" fo:margin-top="0cm" fo:margin-bottom="0.508cm" loext:contextual-spacing="false" fo:line-height="0.508cm" fo:text-align="center" style:justify-single-word="false" fo:text-indent="0cm" style:auto-text-indent="false">
        <style:tab-stops/>
      </style:paragraph-properties>
      <style:text-properties fo:font-variant="normal" fo:text-transform="none"/>
    </style:style>
    <style:style style:name="P7" style:family="paragraph" style:parent-style-name="Standard">
      <style:paragraph-properties>
        <style:tab-stops>
          <style:tab-stop style:position="15.182cm" style:type="right"/>
        </style:tab-stops>
      </style:paragraph-properties>
    </style:style>
    <style:style style:name="P8" style:family="paragraph" style:parent-style-name="Standard">
      <style:paragraph-properties>
        <style:tab-stops>
          <style:tab-stop style:position="15.24cm" style:type="right"/>
        </style:tab-stops>
      </style:paragraph-properties>
    </style:style>
    <style:style style:name="P9" style:family="paragraph" style:parent-style-name="Standard">
      <style:paragraph-properties fo:line-height="0.508cm"/>
    </style:style>
    <style:style style:name="P10" style:family="paragraph" style:parent-style-name="Standard">
      <style:paragraph-properties fo:text-align="end" style:justify-single-word="false"/>
    </style:style>
    <style:style style:name="P11" style:family="paragraph" style:parent-style-name="Body">
      <style:text-properties fo:font-weight="normal" style:font-weight-asian="normal" style:font-weight-complex="normal"/>
    </style:style>
    <style:style style:name="P12" style:family="paragraph" style:parent-style-name="Standard" style:master-page-name="">
      <style:paragraph-properties fo:margin-top="0cm" fo:margin-bottom="0cm" loext:contextual-spacing="false" fo:line-height="0.508cm" fo:text-align="center" style:justify-single-word="false" style:page-number="auto" style:shadow="none">
        <style:tab-stops/>
      </style:paragraph-properties>
      <style:text-properties fo:text-transform="uppercase"/>
    </style:style>
    <style:style style:name="P13" style:family="paragraph" style:parent-style-name="Standard">
      <style:paragraph-properties fo:margin-top="0cm" fo:margin-bottom="0cm" loext:contextual-spacing="false" fo:line-height="0.508cm" fo:text-align="start" style:justify-single-word="false" style:shadow="none">
        <style:tab-stops/>
      </style:paragraph-properties>
      <style:text-properties fo:text-transform="uppercase"/>
    </style:style>
    <style:style style:name="P14" style:family="paragraph" style:parent-style-name="Vita_20_Heading">
      <style:text-properties fo:font-variant="normal" fo:text-transform="none"/>
    </style:style>
    <style:style style:name="P15" style:family="paragraph" style:parent-style-name="Split_20_Headings">
      <style:paragraph-properties fo:margin-top="0.305cm" fo:margin-bottom="0cm" loext:contextual-spacing="false"/>
    </style:style>
    <style:style style:name="P16" style:family="paragraph" style:parent-style-name="Second-Level_20_Subheading">
      <style:text-properties style:font-name="Times New Roman" fo:font-style="normal" style:font-style-asian="normal" style:font-style-complex="normal"/>
    </style:style>
    <style:style style:name="P17" style:family="paragraph" style:parent-style-name="Contents_20_3">
      <style:paragraph-properties>
        <style:tab-stops>
          <style:tab-stop style:position="13.462cm" style:type="right" style:leader-style="dotted" style:leader-text="."/>
        </style:tab-stops>
      </style:paragraph-properties>
    </style:style>
    <style:style style:name="P18" style:family="paragraph" style:parent-style-name="Contents_20_4">
      <style:paragraph-properties>
        <style:tab-stops>
          <style:tab-stop style:position="12.573cm" style:type="right" style:leader-style="dotted" style:leader-text="."/>
        </style:tab-stops>
      </style:paragraph-properties>
    </style:style>
    <style:style style:name="P19" style:family="paragraph" style:parent-style-name="Contents_20_2">
      <style:paragraph-properties>
        <style:tab-stops>
          <style:tab-stop style:position="14.859cm" style:type="right" style:leader-style="dotted" style:leader-text="."/>
        </style:tab-stops>
      </style:paragraph-properties>
    </style:style>
    <style:style style:name="P20" style:family="paragraph" style:parent-style-name="Contents_20_1">
      <style:paragraph-properties>
        <style:tab-stops>
          <style:tab-stop style:position="15.24cm" style:type="right" style:leader-style="dotted" style:leader-text="."/>
        </style:tab-stops>
      </style:paragraph-properties>
    </style:style>
    <style:style style:name="P21" style:family="paragraph" style:parent-style-name="List_20_in_20_Preliminary_20_Pages" style:list-style-name="L1"/>
    <style:style style:name="P22" style:family="paragraph" style:parent-style-name="List_20_in_20_Preliminary_20_Pages" style:list-style-name="L2"/>
    <style:style style:name="P23" style:family="paragraph" style:parent-style-name="Appendix_20_Number" style:master-page-name="Appendix">
      <style:paragraph-properties style:page-number="auto"/>
    </style:style>
    <style:style style:name="P24" style:family="paragraph" style:parent-style-name="Chapter_20_Number" style:master-page-name="Body_20_of_20_Text">
      <style:paragraph-properties style:page-number="auto"/>
    </style:style>
    <style:style style:name="P25" style:family="paragraph" style:parent-style-name="Chapter_20_Number" style:master-page-name="Body_20_of_20_Text">
      <style:paragraph-properties style:page-number="auto"/>
      <style:text-properties fo:font-weight="normal" style:font-weight-asian="normal" style:font-weight-complex="normal"/>
    </style:style>
    <style:style style:name="P26" style:family="paragraph" style:parent-style-name="Title_20_Page_20_Title_20_1_20_Line" style:master-page-name="Title_20_Page">
      <style:paragraph-properties style:page-number="1"/>
    </style:style>
    <style:style style:name="P27" style:family="paragraph" style:parent-style-name="Bibliography_20_Title" style:master-page-name="Bibliography">
      <style:paragraph-properties style:page-number="auto"/>
    </style:style>
    <style:style style:name="P28" style:family="paragraph" style:parent-style-name="Preliminary_20_Pages_20_Title" style:master-page-name="Table_20_of_20_Contents">
      <style:paragraph-properties style:page-number="auto"/>
    </style:style>
    <style:style style:name="P29" style:family="paragraph" style:parent-style-name="Preliminary_20_Pages_20_Title" style:master-page-name="List_20_of_20_Abbreviations">
      <style:paragraph-properties style:page-number="auto"/>
    </style:style>
    <style:style style:name="P30" style:family="paragraph" style:parent-style-name="Preliminary_20_Pages_20_Title" style:master-page-name="List_20_of_20_Tables">
      <style:paragraph-properties style:page-number="auto"/>
    </style:style>
    <style:style style:name="P31" style:family="paragraph" style:parent-style-name="Preliminary_20_Pages_20_Title" style:list-style-name="L1" style:master-page-name="List_20_of_20_Figures_20_or_20_Music_20_Examples">
      <style:paragraph-properties style:page-number="auto"/>
    </style:style>
    <style:style style:name="P32" style:family="paragraph" style:parent-style-name="Abstract_20_Title" style:master-page-name="Standard">
      <style:paragraph-properties style:page-number="auto"/>
    </style:style>
    <style:style style:name="P33" style:family="paragraph" style:parent-style-name="Standard" style:master-page-name="Copyright_20_Page">
      <style:paragraph-properties style:page-number="auto"/>
    </style:style>
    <style:style style:name="P34" style:family="paragraph" style:parent-style-name="Standard" style:master-page-name="Approval_20_Sheet">
      <style:paragraph-properties fo:margin-top="2.54cm" fo:margin-bottom="0cm" loext:contextual-spacing="false" fo:line-height="0.508cm" fo:text-align="center" style:justify-single-word="false" style:page-number="auto" fo:break-before="auto" fo:break-after="auto" style:shadow="none">
        <style:tab-stops/>
      </style:paragraph-properties>
      <style:text-properties fo:text-transform="uppercase" fo:font-weight="bold" style:font-weight-asian="bold" style:font-weight-complex="bold"/>
    </style:style>
    <style:style style:name="P35" style:family="paragraph" style:parent-style-name="Standard" style:master-page-name="Dedication_20_Page">
      <style:paragraph-properties fo:margin-left="0cm" fo:margin-right="0cm" fo:text-indent="0cm" style:auto-text-indent="false" style:page-number="auto"/>
    </style:style>
    <style:style style:name="P36" style:family="paragraph" style:parent-style-name="Standard" style:list-style-name="L1"/>
    <style:style style:name="P37" style:family="paragraph" style:parent-style-name="Preface_20_Title" style:master-page-name="Preface">
      <style:paragraph-properties style:page-number="1"/>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style:text-autospace="none"/>
    </style:style>
    <style:style style:name="T1" style:family="text">
      <style:text-properties fo:font-style="normal" style:font-style-asian="normal" style:font-style-complex="normal"/>
    </style:style>
    <style:style style:name="T2" style:family="text">
      <style:text-properties fo:font-style="normal" officeooo:rsid="00210267" style:font-style-asian="normal" style:font-style-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position="super 58%" fo:font-style="normal" style:font-style-asian="normal" style:font-style-complex="normal"/>
    </style:style>
    <style:style style:name="T6" style:family="text">
      <style:text-properties fo:text-transform="uppercase"/>
    </style:style>
    <style:style style:name="T7" style:family="text">
      <style:text-properties style:font-name="Times New Roman" fo:font-style="normal" style:font-style-asian="normal" style:font-name-complex="SBL Hebrew2" style:font-style-complex="normal"/>
    </style:style>
    <style:style style:name="T8" style:family="text">
      <style:text-properties officeooo:rsid="001e7b62"/>
    </style:style>
    <style:style style:name="T9" style:family="text">
      <style:text-properties officeooo:rsid="002759c9"/>
    </style:style>
    <style:style style:name="T10" style:family="text">
      <style:text-properties style:use-window-font-color="true" style:text-outline="false" style:text-line-through-style="none" style:text-line-through-typ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SBL Hebrew1" style:font-size-complex="15pt" style:language-complex="he" style:country-complex="IL"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SBL Hebrew1" style:font-size-complex="15pt" style:language-complex="he" style:country-complex="IL" style:font-style-complex="normal" style:font-weight-complex="normal" style:text-emphasize="none" style:text-scale="100%" style:font-relief="none" style:text-overline-style="none" style:text-overline-color="font-color"/>
    </style:style>
    <style:style style:name="T12" style:family="text"/>
    <style:style style:name="T13"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SBL Hebrew1" style:font-size-complex="15pt" style:language-complex="he" style:country-complex="IL"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SBL Hebrew1" style:font-size-complex="15pt" style:language-complex="he" style:country-complex="IL"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width="15.24cm" draw:z-index="0">
        <draw:text-box fo:min-height="0.508cm">
          <text:p text:style-name="Copyright_20_"><office:annotation><dc:creator>Joseph Kelly</dc:creator><dc:date>2012-11-07T12:43:15</dc:date><text:p text:style-name="P39"><text:span text:style-name="T15">These comments can be hidden by clicking “View” and deselecting “Comments.” Hide the comments until you have questions they may address, like how to populate the table of contents (see below).</text:span><text:span text:style-name="T15"><text:line-break/></text:span><text:span text:style-name="T15"><text:line-break/></text:span><text:span text:style-name="T15">These comments can be deleted by clicking the arrow in the bottom right of this box and either “Delete Comment” (for individual comments) or “Delete All Comments”</text:span></text:p><text:p text:style-name="P38"><text:span text:style-name="T15"/></text:p><text:p text:style-name="P38"><text:span text:style-name="T15">If you click on &lt;Year&gt;, the box will disappear as soon as you begin typing, and the font will be automatically formatted. These boxes appear throughout the template.</text:span></text:p><text:p text:style-name="P38"><text:span text:style-name="T10"/></text:p><text:p text:style-name="P38"><text:span text:style-name="T10">See 6.3 “Copyright Page”</text:span></text:p></office:annotation>Copyright © <text:placeholder text:placeholder-type="text">&lt;Year&gt;</text:placeholder><text:s/><text:placeholder text:placeholder-type="text">&lt;Full Legal Name&gt;</text:placeholder><text:s/></text:p>
          <text:p text:style-name="Copyright_20_"/>
          <text:p text:style-name="Copyright_20_">All rights reserved. <text:s/>The Southern Baptist Theological Seminary has permission to reproduce and disseminate this document in any form by any means for purposes chosen by the Seminary, including, without limitation, preservation or instruction.</text:p>
        </draw:text-box>
      </draw:frame>
      <draw:frame draw:style-name="fr1" draw:name="Frame1" text:anchor-type="page" text:anchor-page-number="5" svg:width="15.24cm" draw:z-index="1">
        <draw:text-box fo:min-height="0.508cm">
          <text:p text:style-name="Dedication"><office:annotation office:name="__Annotation__636_801700529"><dc:creator>Unknown Author</dc:creator><dc:date>2016-07-25T14:34:45.568247000</dc:date><text:p text:style-name="P38"><text:span text:style-name="T14">See 6.6 “Dedication Page”</text:span></text:p></office:annotation><text:span text:style-name="T9">For</text:span><office:annotation-end office:name="__Annotation__636_801700529"/><text:span text:style-name="T9"> the glory of God</text:span> </text:p>
        </draw:text-box>
      </draw:frame>
      <text:p text:style-name="P33"/>
      <text:p text:style-name="P26"><text:span text:style-name="Title_20_Page_20_Title"><text:placeholder text:placeholder-type="text">&lt;Dissertation Title&gt;</text:placeholder></text:span><text:span text:style-name="Title_20_Page_20_Title"><office:annotation><dc:creator>Unknown Author</dc:creator><dc:date>2013-03-21T11:45:29</dc:date><text:p text:style-name="P38"><text:span text:style-name="T13">See 2.2 “Title Page”</text:span><text:span text:style-name="T13"><text:line-break/></text:span><text:span text:style-name="T13"><text:line-break/></text:span><text:span text:style-name="T13">There are three title styles, one for a 1 line title, one for a 2 line title, and one for a 3 or 4 line title. Select the appropriate style for your title length. </text:span></text:p><text:p text:style-name="P38"><text:span text:style-name="T13"/></text:p><text:p text:style-name="P38"><text:span text:style-name="T13">Do not use “Enter” to create line divisions in your title. Rather, use the “Space” bar.</text:span></text:p></office:annotation></text:span></text:p>
      <text:p text:style-name="Dedication"/>
      <text:p text:style-name="Title_20_Page_20_Content">___________________</text:p>
      <text:p text:style-name="Title_20_Page_20_Content"/>
      <text:p text:style-name="Title_20_Page_20_Content">A Dissertation</text:p>
      <text:p text:style-name="Title_20_Page_20_Content">Presented to</text:p>
      <text:p text:style-name="Title_20_Page_20_Content">the Faculty of</text:p>
      <text:p text:style-name="Title_20_Page_20_Content">The Southern Baptist Theological Seminary</text:p>
      <text:p text:style-name="Title_20_Page_20_Content"/>
      <text:p text:style-name="Title_20_Page_20_Content">___________________</text:p>
      <text:p text:style-name="Title_20_Page_20_Content"/>
      <text:p text:style-name="Title_20_Page_20_Content">In Partial Fulfillment</text:p>
      <text:p text:style-name="Title_20_Page_20_Content">of the Requirements for the Degree</text:p>
      <text:p text:style-name="Title_20_Page_20_Content"><text:placeholder text:placeholder-type="text">&lt;Degree&gt;</text:placeholder></text:p>
      <text:p text:style-name="Title_20_Page_20_Content">___________________</text:p>
      <text:p text:style-name="Title_20_Page_20_Content"/>
      <text:p text:style-name="Title_20_Page_20_Content">by</text:p>
      <text:p text:style-name="Title_20_Page_20_Content"><text:placeholder text:placeholder-type="text">&lt;Full Legal Name&gt;</text:placeholder></text:p>
      <text:p text:style-name="Title_20_Page_20_Content"><text:placeholder text:placeholder-type="text">&lt;Month Year of Expected Graduation&gt;</text:placeholder></text:p>
      <text:p text:style-name="P34">Approval Sheet<office:annotation><dc:creator>Joseph Kelly</dc:creator><dc:date>2012-11-07T13:48:06</dc:date><text:p text:style-name="P38"><text:span text:style-name="T10">See 6.5 “Approval Sheet”</text:span></text:p><text:p text:style-name="P38"><text:span text:style-name="T10"/></text:p><text:p text:style-name="P38"><text:span text:style-name="T10">If your dissertation committee consists of only two members, simply delete the third line and placeholder text.</text:span></text:p></office:annotation></text:p>
      <text:p text:style-name="Approval_20_Work_20_Title"><text:span text:style-name="Title_20_Page_20_Title"><text:span text:style-name="T6"><text:placeholder text:placeholder-type="text">&lt;Dissertation Title&gt;</text:placeholder></text:span></text:span></text:p>
      <text:p text:style-name="Approval_20_Sheet_20_Name"><text:placeholder text:placeholder-type="text">&lt;Full Legal Name&gt;</text:placeholder></text:p>
      <text:p text:style-name="Dedication"/>
      <text:p text:style-name="P9">Read and Approved by:</text:p>
      <text:p text:style-name="Standard"/>
      <text:p text:style-name="Standard"/>
      <text:p text:style-name="Standard"/>
      <text:p text:style-name="P2">__________________________________________</text:p>
      <text:p text:style-name="P2"><text:placeholder text:placeholder-type="text">&lt;Name of Committee Chair&gt;</text:placeholder><text:s/>(<text:placeholder text:placeholder-type="text">&lt;Chair or Faculty Supervisor&gt;</text:placeholder>)</text:p>
      <text:p text:style-name="P2"/>
      <text:p text:style-name="P2"/>
      <text:p text:style-name="P2"/>
      <text:p text:style-name="P2">__________________________________________</text:p>
      <text:p text:style-name="P2"><text:placeholder text:placeholder-type="text">&lt;Name of Committee Member Two&gt;</text:placeholder></text:p>
      <text:p text:style-name="P2"/>
      <text:p text:style-name="P2"/>
      <text:p text:style-name="P2"/>
      <text:p text:style-name="P2">__________________________________________</text:p>
      <text:p text:style-name="P2"><text:placeholder text:placeholder-type="text">&lt;Name of Committee Member Three&gt;</text:placeholder></text:p>
      <text:p text:style-name="P2"/>
      <text:p text:style-name="P3"/>
      <text:p text:style-name="P3"/>
      <text:p text:style-name="P3">Date______________________________</text:p>
      <text:p text:style-name="P35"/>
      <text:p text:style-name="Preliminary_20_Pages_20_Title"/>
      <text:p text:style-name="Standard"/>
      <text:p text:style-name="P28"><text:bookmark-start text:name="__RefHeading__5073_1955708889"/>Table of Contents<text:bookmark-end text:name="__RefHeading__5073_1955708889"/></text:p>
      <text:p text:style-name="P15"><text:tab/>Page</text:p>
      <text:table-of-content text:style-name="Sect1" text:name="Table of Contents1">
        <text:table-of-content-source text:outline-level="4" text:use-index-source-styles="true">
          <text:index-title-template text:style-name="Contents_20_Heading"/>
          <text:table-of-content-entry-template text:outline-level="1" text:style-name="Contents_20_1">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3" text:style-name="Contents_20_3">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4" text:style-name="Contents_20_4">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5" text:style-name="Contents_20_5">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6" text:style-name="Contents_20_6">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7" text:style-name="Contents_20_7">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8" text:style-name="Contents_20_8">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9" text:style-name="Contents_20_9">
            <text:index-entry-link-start text:style-name="Source_20_Text"/>
            <text:index-entry-text/>
            <text:index-entry-tab-stop style:type="right" style:leader-char="."/>
            <text:index-entry-page-number text:style-name="Page_20_Number"/>
            <text:index-entry-link-end/>
          </text:table-of-content-entry-template>
          <text:table-of-content-entry-template text:outline-level="10" text:style-name="Contents_20_10">
            <text:index-entry-link-start text:style-name="Source_20_Text"/>
            <text:index-entry-text/>
            <text:index-entry-tab-stop style:type="right" style:leader-char="."/>
            <text:index-entry-page-number text:style-name="Page_20_Number"/>
            <text:index-entry-link-end/>
          </text:table-of-content-entry-template>
          <text:index-source-styles text:outline-level="1">
            <text:index-source-style text:style-name="Bibliography_20_Title"/>
            <text:index-source-style text:style-name="Preface_20_Title"/>
            <text:index-source-style text:style-name="Preliminary_20_Pages_20_Title"/>
          </text:index-source-styles>
          <text:index-source-styles text:outline-level="2">
            <text:index-source-style text:style-name="Appendix_20_Title"/>
            <text:index-source-style text:style-name="Chapter_20_Title"/>
          </text:index-source-styles>
          <text:index-source-styles text:outline-level="3">
            <text:index-source-style text:style-name="First-Level_20_Subheading"/>
          </text:index-source-styles>
          <text:index-source-styles text:outline-level="4">
            <text:index-source-style text:style-name="Second-Level_20_Subheading"/>
          </text:index-source-styles>
        </text:table-of-content-source>
        <text:index-body>
          <text:p text:style-name="P20"><text:a xlink:type="simple" xlink:href="#__RefHeading__5073_1955708889" text:style-name="Source_20_Text" text:visited-style-name="Source_20_Text">Table of Contents<text:tab/></text:a><text:a xlink:type="simple" xlink:href="#__RefHeading__5073_1955708889" text:style-name="Source_20_Text" text:visited-style-name="Source_20_Text"><text:span text:style-name="Page_20_Number">iv</text:span></text:a></text:p>
          <text:p text:style-name="P20"><text:a xlink:type="simple" xlink:href="#__RefHeading__5075_1955708889" text:style-name="Source_20_Text" text:visited-style-name="Source_20_Text">List of Abbreviations<text:tab/></text:a><text:a xlink:type="simple" xlink:href="#__RefHeading__5075_1955708889" text:style-name="Source_20_Text" text:visited-style-name="Source_20_Text"><text:span text:style-name="Page_20_Number">v</text:span></text:a></text:p>
          <text:p text:style-name="P20"><text:a xlink:type="simple" xlink:href="#__RefHeading__5077_1955708889" text:style-name="Source_20_Text" text:visited-style-name="Source_20_Text">List of Tables<text:tab/></text:a><text:a xlink:type="simple" xlink:href="#__RefHeading__5077_1955708889" text:style-name="Source_20_Text" text:visited-style-name="Source_20_Text"><text:span text:style-name="Page_20_Number">vi</text:span></text:a></text:p>
          <text:p text:style-name="P20"><text:a xlink:type="simple" xlink:href="#__RefHeading__5079_1955708889" text:style-name="Source_20_Text" text:visited-style-name="Source_20_Text">List of Figures<text:tab/></text:a><text:a xlink:type="simple" xlink:href="#__RefHeading__5079_1955708889" text:style-name="Source_20_Text" text:visited-style-name="Source_20_Text"><text:span text:style-name="Page_20_Number">vii</text:span></text:a></text:p>
          <text:p text:style-name="P20"><text:a xlink:type="simple" xlink:href="#__RefHeading__5081_1955708889" text:style-name="Source_20_Text" text:visited-style-name="Source_20_Text">Preface<text:tab/></text:a><text:a xlink:type="simple" xlink:href="#__RefHeading__5081_1955708889" text:style-name="Source_20_Text" text:visited-style-name="Source_20_Text"><text:span text:style-name="Page_20_Number">1</text:span></text:a></text:p>
          <text:p text:style-name="P19"><text:a xlink:type="simple" xlink:href="#__RefHeading__5083_1955708889" text:style-name="Source_20_Text" text:visited-style-name="Source_20_Text">&lt;CHAPTER TITLE&gt;<text:tab/></text:a><text:a xlink:type="simple" xlink:href="#__RefHeading__5083_1955708889" text:style-name="Source_20_Text" text:visited-style-name="Source_20_Text"><text:span text:style-name="Page_20_Number">2</text:span></text:a></text:p>
          <text:p text:style-name="P17"><text:a xlink:type="simple" xlink:href="#__RefHeading__5085_1955708889" text:style-name="Source_20_Text" text:visited-style-name="Source_20_Text">First-Level Subheading<text:tab/></text:a><text:a xlink:type="simple" xlink:href="#__RefHeading__5085_1955708889" text:style-name="Source_20_Text" text:visited-style-name="Source_20_Text"><text:span text:style-name="Page_20_Number">2</text:span></text:a></text:p>
          <text:p text:style-name="P18"><text:a xlink:type="simple" xlink:href="#__RefHeading__5087_1955708889" text:style-name="Source_20_Text" text:visited-style-name="Source_20_Text">Second-Level Subheading<text:tab/></text:a><text:a xlink:type="simple" xlink:href="#__RefHeading__5087_1955708889" text:style-name="Source_20_Text" text:visited-style-name="Source_20_Text"><text:span text:style-name="Page_20_Number">2</text:span></text:a></text:p>
          <text:p text:style-name="P17"><text:a xlink:type="simple" xlink:href="#__RefHeading__5089_1955708889" text:style-name="Source_20_Text" text:visited-style-name="Source_20_Text">Greek and Hebrew<text:tab/></text:a><text:a xlink:type="simple" xlink:href="#__RefHeading__5089_1955708889" text:style-name="Source_20_Text" text:visited-style-name="Source_20_Text"><text:span text:style-name="Page_20_Number">3</text:span></text:a></text:p>
          <text:p text:style-name="P19"><text:a xlink:type="simple" xlink:href="#__RefHeading__5095_1955708889" text:style-name="Source_20_Text" text:visited-style-name="Source_20_Text">&lt;A CHAPTER TITLE SO LONG IT REQUIRES MULTIPLE LINES BOTH IN THE TABLE OF CONTENTS AND IN THE BODY OF THE DISSERTATION&gt;<text:tab/></text:a><text:a xlink:type="simple" xlink:href="#__RefHeading__5095_1955708889" text:style-name="Source_20_Text" text:visited-style-name="Source_20_Text"><text:span text:style-name="Page_20_Number">4</text:span></text:a></text:p>
          <text:p text:style-name="P19"><text:a xlink:type="simple" xlink:href="#__RefHeading__5097_1955708889" text:style-name="Source_20_Text" text:visited-style-name="Source_20_Text">Appendix Title<text:tab/></text:a><text:a xlink:type="simple" xlink:href="#__RefHeading__5097_1955708889" text:style-name="Source_20_Text" text:visited-style-name="Source_20_Text"><text:span text:style-name="Page_20_Number">5</text:span></text:a></text:p>
          <text:p text:style-name="P20"><text:a xlink:type="simple" xlink:href="#__RefHeading__5099_1955708889" text:style-name="Source_20_Text" text:visited-style-name="Source_20_Text">Bibliography<text:tab/></text:a><text:a xlink:type="simple" xlink:href="#__RefHeading__5099_1955708889" text:style-name="Source_20_Text" text:visited-style-name="Source_20_Text"><text:span text:style-name="Page_20_Number">6</text:span></text:a></text:p>
        </text:index-body>
      </text:table-of-content>
      <text:p text:style-name="P29"><text:bookmark-start text:name="__RefHeading__5075_1955708889"/><office:annotation><dc:creator>Joseph Kelly</dc:creator><dc:date>2012-11-07T16:38:41</dc:date><text:p text:style-name="P38"><text:span text:style-name="T10">See 6.8 “Lists in Preliminary Pages.” </text:span></text:p><text:p text:style-name="P38"><text:span text:style-name="T10"/></text:p><text:p text:style-name="P38"><text:span text:style-name="T10">Hit “Enter” to add a new line, type the abbreviation, then hit “Tab” to jump to the area for spelling out what you abbreviated.</text:span></text:p></office:annotation>List of Abbreviations<text:bookmark-end text:name="__RefHeading__5075_1955708889"/></text:p>
      <text:p text:style-name="List_20_of_20_Abbreviations">AB<text:tab/>Anchor Bible</text:p>
      <text:p text:style-name="List_20_of_20_Abbreviations"><text:span text:style-name="T4">ABD</text:span><text:span text:style-name="T1"><text:tab/>D. N. Freedman, ed., </text:span><text:span text:style-name="T4">The Anchor Bible Dictionary</text:span></text:p>
      <text:p text:style-name="List_20_of_20_Abbreviations">ANE<text:tab/>Ancient Near East</text:p>
      <text:p text:style-name="List_20_of_20_Abbreviations"><text:span text:style-name="T4">ANET</text:span><text:tab/>J. B. Pritchard, ed., <text:span text:style-name="T4">Ancient Near Eastern Texts Relating to the Old Testament</text:span><text:span text:style-name="T1">, 3</text:span><text:span text:style-name="T5">rd</text:span><text:span text:style-name="T1"> ed. with supplement</text:span></text:p>
      <text:p text:style-name="Standard"/>
      <text:p text:style-name="P30"><text:bookmark-start text:name="__RefHeading__5077_1955708889"/>List of Tables<text:bookmark-end text:name="__RefHeading__5077_1955708889"/></text:p>
      <text:p text:style-name="P7"/>
      <text:p text:style-name="Split_20_Headings">Table<text:tab/>Page</text:p>
      <text:list xml:id="list2829941380" text:style-name="L1">
        <text:list-item>
          <text:p text:style-name="P21">The title of table 1<text:tab/>28</text:p>
        </text:list-item>
        <text:list-item>
          <text:p text:style-name="P21">The title of table 2<text:tab/>38</text:p>
        </text:list-item>
        <text:list-item>
          <text:p text:style-name="P21">The exceptionally long title of table 3 that requires two lines per the Southern Seminary Manual of Style 6.8 “Lists in Preliminary Pages”<text:tab/>41</text:p>
        </text:list-item>
        <text:list-item>
          <text:p text:style-name="P21">The title of table 3<text:tab/>156</text:p>
          <text:p text:style-name="P36"/>
          <text:p text:style-name="P31"><text:bookmark-start text:name="__RefHeading__5079_1955708889"/>List of Figures<text:bookmark-end text:name="__RefHeading__5079_1955708889"/></text:p>
        </text:list-item>
      </text:list>
      <text:p text:style-name="P8"/>
      <text:p text:style-name="Split_20_Headings">Figure<text:tab/>Page</text:p>
      <text:list xml:id="list2005332151" text:style-name="L2">
        <text:list-item>
          <text:p text:style-name="P22">The title of figure 1<text:tab/>7</text:p>
        </text:list-item>
        <text:list-item>
          <text:p text:style-name="P22">The title of figure 2<text:tab/>52</text:p>
        </text:list-item>
        <text:list-item>
          <text:p text:style-name="P22">The exceptionally long title of figure 3 that requires two lines per the Southern Seminary Manual of Style 6.8 “Lists in Preliminary Pages”<text:tab/>123</text:p>
        </text:list-item>
        <text:list-item>
          <text:p text:style-name="P22">The title of figure 4<text:tab/>218</text:p>
        </text:list-item>
      </text:list>
      <text:p text:style-name="P37"><text:bookmark-start text:name="__RefHeading__5081_1955708889"/><office:annotation><dc:creator>Joseph Kelly</dc:creator><dc:date>2012-12-05T16:16:49</dc:date><text:p text:style-name="P38"><text:span text:style-name="T11">See 6.9 “Preface.”</text:span></text:p></office:annotation>Preface<text:bookmark-end text:name="__RefHeading__5081_1955708889"/></text:p>
      <text:p text:style-name="Body">This is the preface. See 6.9 “Preface” for instructions about what does and does not belong in the preface of your dissertation or D.Min project.</text:p>
      <text:p text:style-name="Body"/>
      <text:p text:style-name="P10"><office:annotation><dc:creator>Joseph Kelly</dc:creator><dc:date>2012-12-05T12:14:10</dc:date><text:p text:style-name="P38"><text:span text:style-name="T10">Informal Name acceptable here.</text:span></text:p></office:annotation><text:placeholder text:placeholder-type="text">&lt;Name&gt;</text:placeholder></text:p>
      <text:p text:style-name="Standard"><text:placeholder text:placeholder-type="text">&lt;City, State of Composition&gt;</text:placeholder></text:p>
      <text:p text:style-name="Standard"><text:placeholder text:placeholder-type="text">&lt;Month and Year of Anticipated Graduation&gt;</text:placeholder></text:p>
      <text:p text:style-name="P24">Chapter 1</text:p>
      <text:p text:style-name="Chapter_20_Title"><text:bookmark-start text:name="__RefHeading__5083_1955708889"/><text:placeholder text:placeholder-type="text">&lt;CHAPTER TITLE&gt;</text:placeholder><text:bookmark-end text:name="__RefHeading__5083_1955708889"/></text:p>
      <text:p text:style-name="Body">See 6.10 “Body of the Text.” The body of your text should be formatted to 12 point Times New Roman font, either double spaced or fixed at 0.20 inch (see 1.2 “Font” and 1.3 “Line Spacing”).</text:p>
      <text:p text:style-name="Block_20_Quote">This is an example of a block quotation. The “Block Quotation” style is formatted to indent the left margin 0.35 inch. Do not indent the first line of a block quotation unless it is indented in the text you are quoting. If the text you are quoting is indented, you will want to add an additional 0.35 inch indentation to the first line. See 2.8 “Indentation and Block Quotation.” When you hit enter, you will return to “Body of Text” style.<text:note text:id="ftn1" text:note-class="footnote"><text:note-citation>1</text:note-citation><text:note-body><text:p text:style-name="Footnote">This template is set up so that the footnote separator line will remain the same length, even if a footnote begins on one page and continues on to the next page. See 2.9 “Footnotes.” </text:p></text:note-body></text:note></text:p>
      <text:p text:style-name="Body">Hit “Backspace” if you are continuing your paragraph from above, otherwise the style will automatically indent following a block quotation and you will begin a new paragraph, as you see here.</text:p>
      <text:p text:style-name="First-Level_20_Subheading"><text:bookmark-start text:name="__RefHeading__5085_1955708889"/>First-Level Subheading<text:bookmark-end text:name="__RefHeading__5085_1955708889"/></text:p>
      <text:p text:style-name="Body">When you want to create a first-level subheading, go to “Format,” “Styles and Formatting,” click the “Paragraph Styles” icon, and locate “First-Level Subheading” style. Click it and type your subheading. Once you hit enter, you will automatically switch to “Body” style. See 2.7.1 “First-Level Subheading.”</text:p>
      <text:p text:style-name="Second-Level_20_Subheading"><text:bookmark-start text:name="__RefHeading__5087_1955708889"/>Second-Level Subheading<text:bookmark-end text:name="__RefHeading__5087_1955708889"/></text:p>
      <text:p text:style-name="Body">When you want to create a second-level subheading, go to “Format,” “Styles and Formatting,” click the “Paragraph Styles” icon, and locate “Second-Level <text:soft-page-break/>Subheading” style. Click it and type your subheading. Once you hit enter, you will automatically switch to “Body” style. See 2.7.2 “Second-Level Subheading.”</text:p>
      <text:p text:style-name="Third-Level_20_Subheading">Third-level subheading. <text:span text:style-name="T3">When you want to create a third-level subheading, go to “Format,” “Styles and Formatting,” click the “Paragraph Styles” icon, and locate “Third-Level Subheading” style. Click it and type your subheading. Once you have completed the subhead, click the “Bold” button to turn off bold formatting and continue with your paragraph. Once you hit enter to create a new paragraph, it will automatically switch to “Body” style. See 2.7.3 “Third-Level Subheading.”</text:span></text:p>
      <text:p text:style-name="First-Level_20_Subheading"><text:bookmark-start text:name="__RefHeading__5089_1955708889"/>Greek and Hebrew<text:bookmark-end text:name="__RefHeading__5089_1955708889"/></text:p>
      <text:p text:style-name="Body">Following <text:span text:style-name="T4">The Southern Seminary Manual of Style</text:span><text:span text:style-name="T1"> section 1.2 “Font,” students are to use SBL </text:span><text:span text:style-name="T2">BibLit</text:span><text:span text:style-name="T1"> </text:span><text:span text:style-name="T2">for Greek, Hebrew, and English text in any paper using Greek and/or Hebrew. This font</text:span><text:span text:style-name="T1"> must be downloaded and installed on your computer. The use of Unicode Hebrew and Greek fonts in Bible software and other digital resources make successful copying and pasting of the necessary text a possibility, even if the source does not use the same fonts required by the style manual. </text:span><text:span text:style-name="T2">Simply highlight the copied text and select SBL BibLit from the font menu. To change the font for the entire document, select all the text and choose SBL BibLit from the font menu. </text:span><text:span text:style-name="T1">Additionally, it is possible to activate or download and install multiple keyboard layouts on an operating system that permit users to type in different languages.</text:span></text:p>
      <text:p text:style-name="P16"/>
      <text:p text:style-name="Body"><text:span text:style-name="Hebrew"><text:span text:style-name="T7"/></text:span></text:p>
      <text:p text:style-name="P25">Chapter 2</text:p>
      <text:p text:style-name="Chapter_20_Title"><text:bookmark-start text:name="__RefHeading__5095_1955708889"/><text:placeholder text:placeholder-type="text">&lt;A CHAPTER TITLE SO LONG IT REQUIRES MULTIPLE LINES BOTH IN THE TABLE OF CONTENTS AND IN THE BODY OF THE DISSERTATION&gt;</text:placeholder><text:bookmark-end text:name="__RefHeading__5095_1955708889"/></text:p>
      <text:p text:style-name="P11">To create a new chapter, go to Insert &gt; Manuel Break &gt; and select Page Break with [None] selected as the style. Select “Chapter Number” as the Paragraph Style and type “Chapter X” (with X being the number of the chapter). Hit “Enter” and the Paragraph Style will change to “Chapter Title.” </text:p>
      <text:p text:style-name="P11"/>
      <text:p text:style-name="P23"><office:annotation><dc:creator>Joseph Kelly</dc:creator><dc:date>2012-11-07T16:55:05</dc:date><text:p text:style-name="P38"><text:span text:style-name="T10">See 6.12 “Appendixes”</text:span></text:p></office:annotation>Appendix 1</text:p>
      <text:p text:style-name="Appendix_20_Title"><text:bookmark-start text:name="__RefHeading__5097_1955708889"/>Appendix Title<text:bookmark-end text:name="__RefHeading__5097_1955708889"/></text:p>
      <text:p text:style-name="Body">This is an appendix. If you go to “Insert,” “Manual Break,” select “Page Break” and change the page style to “Appendix,” you can use the “Appendix Number” and “Appendix Title” styles to create additional appendixes. </text:p>
      <text:p text:style-name="P27"><text:bookmark-start text:name="__RefHeading__5099_1955708889"/><office:annotation><dc:creator>Joseph Kelly</dc:creator><dc:date>2012-11-07T16:55:27</dc:date><text:p text:style-name="P38"><text:span text:style-name="T10">See 6.13 “Bibliography”</text:span></text:p><text:p text:style-name="P38"><text:span text:style-name="T10"/></text:p><text:p text:style-name="P38"><text:span text:style-name="T10">If you are using a bibliographic citation manager like Zotero or Endnote, add the bibliography and then apply “Bibliography” style to the bib entries. </text:span></text:p></office:annotation>Bibliography<text:bookmark-end text:name="__RefHeading__5099_1955708889"/></text:p>
      <text:p text:style-name="Bibliography">Pennington, Jonathan T. <text:span text:style-name="T4">The Southern Seminary Manual of Style</text:span>. Louisville: Southern Baptist Theological Seminary Office of Doctoral Studies, 2012.</text:p>
      <text:p text:style-name="P32">Abstract</text:p>
      <text:p text:style-name="P12"><text:placeholder text:placeholder-type="text">&lt;DISSERTATION TITLE&gt;</text:placeholder></text:p>
      <text:p text:style-name="P13"/>
      <text:p text:style-name="P4"/>
      <text:p text:style-name="P4"><text:placeholder text:placeholder-type="text">&lt;Full Legal Name&gt;</text:placeholder>, Ph.D.</text:p>
      <text:p text:style-name="P4">The Southern Baptist Theological Seminary, <text:placeholder text:placeholder-type="text">&lt;Year of Graduation&gt;</text:placeholder></text:p>
      <text:p text:style-name="P4"><text:placeholder text:placeholder-type="text">&lt;Chair or Faculty Supervisor&gt;</text:placeholder>: Dr. <text:placeholder text:placeholder-type="text">&lt;Supervisor's Formal Name&gt;</text:placeholder></text:p>
      <text:p text:style-name="Body">Body of text style. See 6.<text:span text:style-name="T8">14</text:span> “Abstract.”</text:p>
      <text:p text:style-name="P5"><office:annotation><dc:creator>Joseph Kelly</dc:creator><dc:date>2012-11-07T16:56:51</dc:date><text:p text:style-name="P38"><text:span text:style-name="T10">See 6.15 “Vita”</text:span></text:p></office:annotation>Vita</text:p>
      <text:p text:style-name="P6"><text:placeholder text:placeholder-type="text">&lt;Full Legal Name&gt;</text:placeholder></text:p>
      <text:p text:style-name="Vita_20_Heading">EDUCATION</text:p>
      <text:p text:style-name="Vita_20_Information">B.A., University of Bachelors, 2001</text:p>
      <text:p text:style-name="Vita_20_Information">M.Div., Gradute Theological Seminary, 2006</text:p>
      <text:p text:style-name="Vita_20_Heading">PUBLICATIONS</text:p>
      <text:p text:style-name="Vita_20_Information">“That Research Paper I Wrote While a Student at SBTS and Got Published.” <text:span text:style-name="T4">Generic Theology Journal</text:span> 12, no. 1 (2012): 1-22.</text:p>
      <text:p text:style-name="Vita_20_Heading">ORGANIZATIONS</text:p>
      <text:p text:style-name="Vita_20_Information">Society of Biblical Literature</text:p>
      <text:p text:style-name="Vita_20_Information">Institute for Biblical Research</text:p>
      <text:p text:style-name="Vita_20_Information">The Evangelical Theological Society</text:p>
      <text:p text:style-name="Vita_20_Heading">ACADEMIC EMPLOYMENT</text:p>
      <text:p text:style-name="Vita_20_Information">Adjunct Faculty, Generic Theological Seminary, City, State, 2011-</text:p>
      <text:p text:style-name="P14">MINISTERIAL EMPLOYMENT</text:p>
      <text:p text:style-name="Vita_20_Information">Pastoral Intern, Generic Community Church, City, State, 2007-2008</text:p>
      <text:p text:style-name="Vita_20_Information">Associate Pastor, Generic Community Church, City, State, 2008-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SBL Hebrew1" svg:font-family="'SBL Hebrew'"/>
    <style:font-face style:name="Times New Roman1" svg:font-family="'Times New Roman'" style:font-family-generic="roman"/>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SBL Greek" svg:font-family="'SBL Greek'" style:font-adornments="Regular" style:font-pitch="variable"/>
    <style:font-face style:name="SBL Hebrew2" svg:font-family="'SBL Hebrew'" style:font-pitch="variable"/>
    <style:font-face style:name="SBL Hebrew" svg:font-family="'SBL Hebrew'" style:font-adornments="Regular"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SBL Hebrew1" style:font-size-complex="15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SBL Hebrew1" style:font-size-complex="15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fo:margin-left="0cm" fo:margin-right="0cm" fo:margin-top="0cm" fo:margin-bottom="0cm" loext:contextual-spacing="false" fo:line-height="0.432cm" fo:text-indent="0cm" style:auto-text-indent="false" style:page-number="auto" fo:background-color="transparent"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family-generic="roman" fo:font-size="12pt" style:font-name-asian="SimSun" style:font-family-asian="SimSun" style:font-family-generic-asian="system" style:font-pitch-asian="variable" style:font-size-asian="14pt" style:font-name-complex="SBL Hebrew1" style:font-family-complex="'SBL Hebrew'"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SBL Hebrew1" style:font-family-complex="'SBL Hebre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BL Hebrew1" style:font-family-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1" style:font-family-complex="'SBL Hebrew'"/>
    </style:style>
    <style:style style:name="Copyright_20_" style:display-name="Copyright " style:family="paragraph" style:next-style-name="Dedication" style:class="text">
      <style:paragraph-properties fo:line-height="0.432cm"/>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dication" style:family="paragraph" style:class="text" style:master-page-name="">
      <loext:graphic-properties draw:fill="none" draw:fill-color="#cfe7f5"/>
      <style:paragraph-properties fo:line-height="0.838cm" fo:text-align="center" style:justify-single-word="false" style:page-number="auto" fo:background-color="transparent" style:shadow="none">
        <style:tab-stops/>
      </style:paragraph-properties>
    </style:style>
    <style:style style:name="Preliminary_20_Pages_20_Title" style:display-name="Preliminary Pages Title" style:family="paragraph" style:parent-style-name="Dedication">
      <style:paragraph-properties fo:margin-top="2.184cm" fo:margin-bottom="0cm" loext:contextual-spacing="false"/>
      <style:text-properties fo:text-transform="uppercase"/>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master-page-name="">
      <style:paragraph-properties fo:margin-left="0cm" fo:margin-right="0cm" fo:margin-top="2.54cm" fo:margin-bottom="0.508cm" loext:contextual-spacing="false" fo:line-height="0.508cm" fo:text-align="center" style:justify-single-word="false" fo:text-indent="0cm" style:auto-text-indent="false" style:page-number="auto" text:number-lines="false" text:line-number="0"/>
      <style:text-properties fo:text-transform="uppercase" style:font-name="Times New Roman2" fo:font-family="'Times New Roman'" style:font-style-name="Regular" style:font-family-generic="roman" style:font-pitch="variable"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2cm" fo:margin-bottom="0cm" loext:contextual-spacing="false" fo:line-height="0.432cm" fo:text-indent="0cm" style:auto-text-indent="false">
        <style:tab-stops>
          <style:tab-stop style:position="15.24cm" style:type="right" style:leader-style="dotted" style:leader-text="."/>
        </style:tab-stops>
      </style:paragraph-properties>
      <style:text-properties fo:text-transform="uppercase"/>
    </style:style>
    <style:style style:name="List_20_of_20_Abbreviations" style:display-name="List of Abbreviations" style:family="paragraph" style:parent-style-name="Standard" style:class="text" style:master-page-name="">
      <loext:graphic-properties draw:fill="none" draw:fill-color="#cfe7f5"/>
      <style:paragraph-properties fo:margin-left="2.54cm" fo:margin-right="0cm" fo:margin-top="0.432cm" fo:margin-bottom="0cm" loext:contextual-spacing="false" fo:line-height="0.432cm" fo:text-indent="-2.54cm" style:auto-text-indent="false" style:page-number="auto" fo:background-color="transparent" style:shadow="none">
        <style:tab-stops>
          <style:tab-stop style:position="2.54cm"/>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_20_Preliminary_20_Pages" style:display-name="List in Preliminary Pages" style:family="paragraph" style:parent-style-name="Standard" style:master-page-name="">
      <style:paragraph-properties fo:margin-left="0.889cm" fo:margin-right="0cm" fo:margin-top="0.432cm" fo:margin-bottom="0cm" loext:contextual-spacing="false" fo:line-height="0.432cm" fo:text-indent="-0.889cm" style:auto-text-indent="false" style:page-number="auto">
        <style:tab-stops>
          <style:tab-stop style:position="15.182cm" style:type="right" style:leader-style="dotted" style:leader-text="."/>
          <style:tab-stop style:position="15.24cm" style:type="right" style:leader-style="dotted" style:leader-text="."/>
        </style:tab-stops>
      </style:paragraph-properties>
    </style:style>
    <style:style style:name="Body" style:family="paragraph" style:master-page-name="">
      <loext:graphic-properties draw:fill="none" draw:fill-color="#cfe7f5"/>
      <style:paragraph-properties fo:margin-left="0cm" fo:margin-right="0cm" fo:margin-top="0cm" fo:margin-bottom="0cm" loext:contextual-spacing="false" fo:line-height="0.838cm" fo:text-indent="1.778cm" style:auto-text-indent="false" style:page-number="auto" fo:background-color="transparent" style:shadow="none">
        <style:tab-stops/>
      </style:paragraph-properties>
    </style:style>
    <style:style style:name="Chapter_20_Title" style:display-name="Chapter Title" style:family="paragraph" style:master-page-name="">
      <loext:graphic-properties draw:fill="none" draw:fill-color="#cfe7f5"/>
      <style:paragraph-properties fo:margin-left="2.54cm" fo:margin-right="2.54cm" fo:margin-top="0cm" fo:margin-bottom="0.432cm" loext:contextual-spacing="false" fo:line-height="0.432cm" fo:text-align="center" style:justify-single-word="false" fo:text-indent="0cm" style:auto-text-indent="false" style:page-number="auto" fo:background-color="transparent" style:shadow="none">
        <style:tab-stops/>
      </style:paragraph-properties>
      <style:text-properties fo:text-transform="uppercase"/>
    </style:style>
    <style:style style:name="Preface_20_Title" style:display-name="Preface Title" style:family="paragraph" style:master-page-name="">
      <style:paragraph-properties fo:margin-top="2.54cm" fo:margin-bottom="0.508cm" loext:contextual-spacing="false" fo:line-height="0.432cm" fo:text-align="center" style:justify-single-word="false" style:page-number="auto"/>
      <style:text-properties fo:text-transform="uppercase"/>
    </style:style>
    <style:style style:name="Chapter_20_Number" style:display-name="Chapter Number" style:family="paragraph" style:next-style-name="Chapter_20_Title" style:master-page-name="">
      <style:paragraph-properties fo:margin-top="2.54cm" fo:margin-bottom="0.432cm" loext:contextual-spacing="false" fo:line-height="0.432cm" fo:text-align="center" style:justify-single-word="false" style:page-number="auto"/>
      <style:text-properties fo:text-transform="uppercase"/>
    </style:style>
    <style:style style:name="Block_20_Quote" style:display-name="Block Quote" style:family="paragraph" style:next-style-name="Body" style:master-page-name="">
      <loext:graphic-properties draw:fill="none" draw:fill-color="#cfe7f5"/>
      <style:paragraph-properties fo:margin-left="0.889cm" fo:margin-right="0cm" fo:margin-top="0.432cm" fo:margin-bottom="0cm" loext:contextual-spacing="false" fo:line-height="0.432cm" fo:text-indent="0cm" style:auto-text-indent="false" style:page-number="auto" fo:background-color="transparent" style:shadow="none">
        <style:tab-stops/>
      </style:paragraph-properties>
    </style:style>
    <style:style style:name="First-Level_20_Subheading" style:display-name="First-Level Subheading" style:family="paragraph" style:next-style-name="Body" style:master-page-name="">
      <style:paragraph-properties fo:margin-left="2.54cm" fo:margin-right="2.54cm" fo:margin-top="0.838cm" fo:margin-bottom="0cm" loext:contextual-spacing="false" fo:line-height="0.432cm" fo:text-align="center" style:justify-single-word="false" fo:text-indent="0cm" style:auto-text-indent="false" style:page-number="auto"/>
      <style:text-properties fo:font-weight="bold"/>
    </style:style>
    <style:style style:name="Second-Level_20_Subheading" style:display-name="Second-Level Subheading" style:family="paragraph" style:next-style-name="Body" style:master-page-name="">
      <style:paragraph-properties fo:margin-left="0cm" fo:margin-right="7.62cm" fo:margin-top="0.838cm" fo:margin-bottom="0cm" loext:contextual-spacing="false" fo:line-height="0.432cm" fo:text-indent="0cm" style:auto-text-indent="false" style:page-number="auto"/>
      <style:text-properties fo:font-weight="bold"/>
    </style:style>
    <style:style style:name="Third-Level_20_Subheading" style:display-name="Third-Level Subheading" style:family="paragraph" style:next-style-name="Body" style:master-page-name="">
      <style:paragraph-properties fo:margin-left="0cm" fo:margin-right="0cm" fo:margin-top="0.432cm" fo:margin-bottom="0cm" loext:contextual-spacing="false" fo:line-height="0.838cm" fo:text-indent="1.778cm" style:auto-text-indent="false" style:page-number="auto"/>
      <style:text-properties fo:font-weight="bold"/>
    </style:style>
    <style:style style:name="Footnote" style:family="paragraph" style:parent-style-name="Standard" style:class="extra" style:master-page-name="">
      <style:paragraph-properties fo:margin-left="0cm" fo:margin-right="0cm" fo:margin-top="0.356cm" fo:margin-bottom="0cm" loext:contextual-spacing="false" fo:line-height="0.356cm" fo:text-indent="1.778cm" style:auto-text-indent="false" style:page-number="auto" text:number-lines="false" text:line-number="0">
        <style:tab-stops/>
      </style:paragraph-properties>
      <style:text-properties fo:font-size="10pt" style:font-size-asian="10pt" style:font-size-complex="10pt"/>
    </style:style>
    <style:style style:name="Contents_20_2" style:display-name="Contents 2" style:family="paragraph" style:parent-style-name="Index" style:class="index" style:master-page-name="">
      <loext:graphic-properties draw:fill="none" draw:fill-color="#cfe7f5"/>
      <style:paragraph-properties fo:margin-left="1.397cm" fo:margin-right="0cm" fo:margin-top="0.508cm" fo:margin-bottom="0cm" loext:contextual-spacing="false" fo:line-height="0.508cm" fo:text-indent="-0.508cm" style:auto-text-indent="false" style:page-number="auto" fo:background-color="transparent" style:shadow="none">
        <style:tab-stops>
          <style:tab-stop style:position="14.74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1.778cm" fo:margin-right="0cm" fo:margin-top="0.508cm" fo:margin-bottom="0cm" loext:contextual-spacing="false" fo:line-height="0.508cm" fo:text-indent="0cm" style:auto-text-indent="false">
        <style:tab-stops>
          <style:tab-stop style:position="14.242cm" style:type="right"/>
        </style:tab-stops>
      </style:paragraph-properties>
    </style:style>
    <style:style style:name="Contents_20_4" style:display-name="Contents 4" style:family="paragraph" style:parent-style-name="Index" style:class="index" style:master-page-name="">
      <style:paragraph-properties fo:margin-left="2.667cm" fo:margin-right="0cm" fo:margin-top="0.508cm" fo:margin-bottom="0cm" loext:contextual-spacing="false" fo:line-height="0.508cm" fo:text-indent="0cm" style:auto-text-indent="false" style:page-number="auto">
        <style:tab-stops>
          <style:tab-stop style:position="13.74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5.24cm" style:type="right" style:leader-style="dotted" style:leader-text="."/>
        </style:tab-stops>
      </style:paragraph-properties>
    </style:style>
    <style:style style:name="Bibliography_20_Title" style:display-name="Bibliography Title" style:family="paragraph" style:master-page-name="">
      <style:paragraph-properties fo:margin-top="2.54cm" fo:margin-bottom="0.838cm" loext:contextual-spacing="false" fo:line-height="0.432cm" fo:text-align="center" style:justify-single-word="false" style:page-number="auto"/>
      <style:text-properties fo:text-transform="uppercase"/>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 style:family="paragraph">
      <style:paragraph-properties fo:margin-left="0.889cm" fo:margin-right="0cm" fo:margin-top="0cm" fo:margin-bottom="0.432cm" loext:contextual-spacing="false" fo:line-height="0.432cm" fo:text-indent="-0.889cm" style:auto-text-indent="false">
        <style:tab-stops/>
      </style:paragraph-properties>
    </style:style>
    <style:style style:name="Appendix_20_Number" style:display-name="Appendix Number" style:family="paragraph" style:master-page-name="">
      <loext:graphic-properties draw:fill="none" draw:fill-color="#cfe7f5"/>
      <style:paragraph-properties fo:margin-left="0cm" fo:margin-right="0cm" fo:margin-top="2.54cm" fo:margin-bottom="0.432cm" loext:contextual-spacing="false" fo:line-height="0.432cm" fo:text-align="center" style:justify-single-word="false" fo:text-indent="0cm" style:auto-text-indent="false" style:page-number="auto" fo:background-color="transparent">
        <style:tab-stops/>
      </style:paragraph-properties>
      <style:text-properties fo:text-transform="uppercase"/>
    </style:style>
    <style:style style:name="Appendix_20_Title" style:display-name="Appendix Title" style:family="paragraph" style:master-page-name="">
      <style:paragraph-properties fo:margin-top="0cm" fo:margin-bottom="0.432cm" loext:contextual-spacing="false" fo:line-height="0.432cm" fo:text-align="center" style:justify-single-word="false" style:page-number="auto"/>
      <style:text-properties fo:text-transform="uppercase"/>
    </style:style>
    <style:style style:name="Title_20_Page_20_Title_20_1_20_Line" style:display-name="Title Page Title 1 Line" style:family="paragraph" style:parent-style-name="Standard" style:next-style-name="Title_20_Page_20_Title_20_2_20_Lines" style:auto-update="true">
      <style:paragraph-properties fo:margin-left="1.27cm" fo:margin-right="1.27cm" fo:margin-top="2.184cm" fo:margin-bottom="0cm" loext:contextual-spacing="false" fo:line-height="0.838cm" fo:text-align="center" style:justify-single-word="false" fo:text-indent="0cm" style:auto-text-indent="false" style:shadow="none"/>
    </style:style>
    <style:style style:name="Title_20_Page_20_Title_20_2_20_Lines" style:display-name="Title Page Title 2 Lines" style:family="paragraph">
      <style:paragraph-properties fo:margin-left="1.27cm" fo:margin-right="1.27cm" fo:margin-top="1.295cm" fo:margin-bottom="0cm" loext:contextual-spacing="false" fo:line-height="0.838cm" fo:text-align="center" style:justify-single-word="false" fo:text-indent="0cm" style:auto-text-indent="false"/>
      <style:text-properties fo:text-transform="uppercase"/>
    </style:style>
    <style:style style:name="Vita_20_Information" style:display-name="Vita Information" style:family="paragraph" style:master-page-name="">
      <style:paragraph-properties fo:margin-left="1.778cm" fo:margin-right="0cm" fo:margin-top="0cm" fo:margin-bottom="0cm" loext:contextual-spacing="false" fo:line-height="0.432cm" fo:text-indent="0cm" style:auto-text-indent="false" style:page-number="auto"/>
    </style:style>
    <style:style style:name="Vita_20_Heading" style:display-name="Vita Heading" style:family="paragraph">
      <style:paragraph-properties fo:margin-top="0.432cm" fo:margin-bottom="0cm" loext:contextual-spacing="false" fo:line-height="0.432cm"/>
    </style:style>
    <style:style style:name="Copyright" style:family="paragraph" style:master-page-name="">
      <style:paragraph-properties fo:line-height="0.508cm" style:page-number="auto"/>
    </style:style>
    <style:style style:name="Title_20_Page_20_Content" style:display-name="Title Page Content" style:family="paragraph" style:master-page-name="">
      <style:paragraph-properties fo:line-height="1.016cm" fo:text-align="center" style:justify-single-word="false" style:page-number="auto"/>
    </style:style>
    <style:style style:name="Split_20_Headings" style:display-name="Split Headings" style:family="paragraph">
      <style:paragraph-properties fo:line-height="0.838cm">
        <style:tab-stops>
          <style:tab-stop style:position="15.215cm" style:type="right"/>
        </style:tab-stops>
      </style:paragraph-properties>
    </style:style>
    <style:style style:name="Abstract_20_Title" style:display-name="Abstract Title" style:family="paragraph" style:parent-style-name="Standard">
      <loext:graphic-properties draw:fill="none" draw:fill-color="#cfe7f5"/>
      <style:paragraph-properties fo:margin-top="2.54cm" fo:margin-bottom="0.432cm" loext:contextual-spacing="false" fo:line-height="0.432cm" fo:text-align="center" style:justify-single-word="false" fo:background-color="transparent">
        <style:tab-stops/>
      </style:paragraph-properties>
      <style:text-properties fo:text-transform="uppercase"/>
    </style:style>
    <style:style style:name="Title_20_Page_20_Title_20_3_2b__20_Lines" style:display-name="Title Page Title 3+ Lines" style:family="paragraph" style:master-page-name="">
      <style:paragraph-properties fo:margin-left="1.27cm" fo:margin-right="1.27cm" fo:margin-top="0.457cm" fo:margin-bottom="0cm" loext:contextual-spacing="false" fo:line-height="0.838cm" fo:text-align="center" style:justify-single-word="false" fo:text-indent="0cm" style:auto-text-indent="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pproval_20_Work_20_Title" style:display-name="Approval Work Title" style:family="paragraph" style:parent-style-name="Title_20_Page_20_Title_20_1_20_Line">
      <style:paragraph-properties fo:margin-top="0.432cm" fo:margin-bottom="0cm" loext:contextual-spacing="false"/>
    </style:style>
    <style:style style:name="Approval_20_Sheet_20_Name" style:display-name="Approval Sheet Name" style:family="paragraph">
      <style:paragraph-properties fo:margin-top="1.27cm" fo:margin-bottom="0cm" loext:contextual-spacing="false" fo:line-height="0.432cm" fo:text-align="center" style:justify-single-word="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Title_20_Page_20_Title" style:display-name="Title Page Title" style:family="text">
      <style:text-properties fo:text-transform="uppercase" fo:background-color="transparen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text-properties fo:text-transform="lowercase"/>
    </style:style>
    <style:style style:name="Bullet_20_Symbols" style:display-name="Bullet Symbols" style:family="text">
      <style:text-properties style:font-name="Times New Roman2" fo:font-family="'Times New Roman'" style:font-style-name="Regular" style:font-family-generic="roman" style:font-pitch="variable" style:font-name-asian="OpenSymbol" style:font-family-asian="OpenSymbol" style:font-name-complex="OpenSymbol" style:font-family-complex="OpenSymbol"/>
    </style:style>
    <style:style style:name="User_20_Entry" style:display-name="User Entry" style:family="text">
      <style:text-properties style:font-name="Times New Roman2"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Hebrew" style:family="text">
      <style:text-properties style:font-name="SBL Hebrew" fo:font-family="'SBL Hebrew'" style:font-style-name="Regular" style:font-pitch="variable" fo:background-color="transparent" style:font-size-complex="12pt"/>
    </style:style>
    <style:style style:name="Greek" style:family="text">
      <style:text-properties style:font-name="SBL Greek" fo:font-family="'SBL Greek'" style:font-style-name="Regular" style:font-pitch="variable" fo:font-style="normal" style:font-style-asian="normal" style:font-style-complex="normal"/>
    </style:style>
    <style:style style:name="English" style:family="text">
      <style:text-properties style:font-name="Times New Roman" fo:font-family="'Times New Roman'" style:font-family-generic="roman" style:font-pitch="variable" fo:font-style="normal" style:font-style-asian="normal" style:font-style-complex="normal"/>
    </style:style>
    <style:style style:name="Source_20_Text" style:display-name="Source Text" style:family="text">
      <style:text-properties style:font-name="Times New Roman2" fo:font-family="'Times New Roman'" style:font-style-name="Regular" style:font-family-generic="roman" style:font-pitch="variable"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 style:print-orientation="portrait" fo:margin-top="2.54cm" fo:margin-bottom="2.54cm" fo:margin-left="3.175cm" fo:margin-right="3.175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4">
      <style:page-layout-properties fo:page-width="21.59cm" fo:page-height="27.94cm" style:num-format="i"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59cm" fo:page-height="27.94cm" style:num-format="i" style:print-orientation="portrait" fo:margin-top="2.54cm" fo:margin-bottom="2.54cm" fo:margin-left="3.175cm" fo:margin-right="3.1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1.59cm" fo:page-height="27.94cm" style:num-format="i" style:print-orientation="portrait" fo:margin-top="2.54cm" fo:margin-bottom="2.54cm" fo:margin-left="3.175cm" fo:margin-right="3.175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59cm" fo:page-height="27.94cm" style:num-format="1" style:print-orientation="portrait" fo:margin-top="2.54cm" fo:margin-bottom="2.54cm" fo:margin-left="3.175cm" fo:margin-right="3.175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54cm" fo:margin-bottom="2.54cm" fo:margin-left="3.175cm" fo:margin-right="3.175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style:master-page style:name="Copyright_20_Page" style:display-name="Copyright Page" style:page-layout-name="Mpm3" style:next-style-name="Title_20_Page"/>
    <style:master-page style:name="Title_20_Page" style:display-name="Title Page" style:page-layout-name="Mpm4" style:next-style-name="Approval_20_Sheet">
      <style:footer>
        <text:p text:style-name="MP1"/>
      </style:footer>
    </style:master-page>
    <style:master-page style:name="Approval_20_Sheet" style:display-name="Approval Sheet" style:page-layout-name="Mpm4" style:next-style-name="Dedication_20_Page">
      <style:footer>
        <text:p text:style-name="MP1"/>
      </style:footer>
    </style:master-page>
    <style:master-page style:name="Dedication_20_Page" style:display-name="Dedication Page" style:page-layout-name="Mpm4">
      <style:footer>
        <text:p text:style-name="MP1"/>
      </style:footer>
    </style:master-page>
    <style:master-page style:name="Table_20_of_20_Contents" style:display-name="Table of Contents" style:page-layout-name="Mpm5">
      <style:footer>
        <text:p text:style-name="MP1"><text:page-number text:select-page="current">iv</text:page-number><office:annotation><dc:creator>Unknown Author</dc:creator><dc:date>2012-12-19T08:31:16</dc:date><text:p>See 6.7 “Table of Contents”</text:p><text:p/><text:p>This template automatically generates the Table of Contents. Right click in the gray area and click “Edit Index/Table” to populate the TOC with new information added to your dissertation. </text:p><text:p/><text:p>Much of the formatting has already been taken care of. Because any manual changes made to the TOC are removed when you click “Edit Index/Table,” the following steps should be reserved for the final editing stage of your dissertation. </text:p><text:p/><text:p>1) For every chapter title, place the number of that chapter, a period, and two spaces before the chapter title. Do the same for Appendixes, but restart the numbering at 1.</text:p><text:p/><text:p>2) Insert a new line following the preface line, apply "Split Headings" style, and insert the word “Chapter” capitalized headline style and left justified. If your TOC is more than one page, at the top of subsequent TOC pages, use this style to insert “Chapter” left justified (unless no new chapter is introduced on that page), hit "Tab," and then enter “Page” (which will appear right justified on the same line).</text:p><text:p/><text:p>3) If your dissertation contains one or more Appendixes, insert the word “Appendix” left justified just before the Appendix title(s) using "Split Headings" style.</text:p></office:annotation></text:p>
      </style:footer>
    </style:master-page>
    <style:master-page style:name="List_20_of_20_Abbreviations" style:display-name="List of Abbreviations" style:page-layout-name="Mpm6">
      <style:footer>
        <text:p text:style-name="MP1"><text:page-number text:select-page="current">v</text:page-number></text:p>
      </style:footer>
    </style:master-page>
    <style:master-page style:name="List_20_of_20_Tables" style:display-name="List of Tables" style:page-layout-name="Mpm6">
      <style:footer>
        <text:p text:style-name="MP1"><text:page-number text:select-page="current">vi</text:page-number></text:p>
      </style:footer>
    </style:master-page>
    <style:master-page style:name="List_20_of_20_Figures_20_or_20_Music_20_Examples" style:display-name="List of Figures or Music Examples" style:page-layout-name="Mpm6">
      <style:footer>
        <text:p text:style-name="MP1"><text:page-number text:select-page="current">vii</text:page-number></text:p>
      </style:footer>
    </style:master-page>
    <style:master-page style:name="Preface" style:page-layout-name="Mpm7">
      <style:footer>
        <text:p text:style-name="MP1"><text:page-number text:select-page="current">1</text:page-number></text:p>
      </style:footer>
    </style:master-page>
    <style:master-page style:name="Body_20_of_20_Text" style:display-name="Body of Text" style:page-layout-name="Mpm8">
      <style:footer>
        <text:p text:style-name="MP1"><text:page-number text:select-page="current">4</text:page-number></text:p>
      </style:footer>
    </style:master-page>
    <style:master-page style:name="Bibliography" style:page-layout-name="Mpm7">
      <style:footer>
        <text:p text:style-name="MP1"><text:page-number text:select-page="current">6</text:page-number></text:p>
      </style:footer>
    </style:master-page>
    <style:master-page style:name="Appendix" style:page-layout-name="Mpm7">
      <style:footer>
        <text:p text:style-name="MP1"><text:page-number text:select-page="current">5</text:page-number></text:p>
      </style:footer>
    </style:master-page>
    <style:master-page style:name="Footnote" style:page-layout-name="Mpm9"/>
    <style:master-page style:name="Vita" style:page-layout-name="Mpm10"/>
    <style:master-page style:name="Abstract" style:page-layout-name="Mpm11" style:next-style-name="Vita"/>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01:36:05.758122615</meta:creation-date>
    <meta:editing-duration>P0D</meta:editing-duration>
    <meta:editing-cycles>1</meta:editing-cycles>
    <meta:generator>LibreOffice/6.0.7.3$Linux_X86_64 LibreOffice_project/00m0$Build-3</meta:generator>
    <meta:document-statistic meta:table-count="0" meta:image-count="0" meta:object-count="0" meta:page-count="18" meta:paragraph-count="115" meta:word-count="1097" meta:character-count="6837" meta:non-whitespace-character-count="5856"/>
  </office:meta>
</office:document-meta>
</file>